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</text:span><text:span text:style-name="T26">*var0, </text:span><text:span text:style-name="T25">int</text:span><text:span text:style-name="T26"> </text:span><text:span text:style-name="T26">&amp;var1, </text:span><text:span text:style-name="T25">int</text:span><text:span text:style-name="T26"> </text:span><text:span text:style-name="T26">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</text:span><text:span text:style-name="T27">y </text:span><text:span text:style-name="T27">re</text:span><text:span text:style-name="T27">fe</text:span><text:span text:style-name="T27">re</text:span><text:span text:style-name="T27">n</text:span><text:span text:style-name="T27">c</text:span><text:span text:style-name="T27">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3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40"><text:s text:c="6"/></text:span><text:span text:style-name="T26">a._x+=b._x; <text:s text:c="2"/>a._y+=b._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88</meta:editing-cycles>
    <meta:print-date>1999-11-04T13:06:28</meta:print-date>
    <meta:creation-date>1999-10-10T10:49:40</meta:creation-date>
    <dc:date>2019-03-17T12:59:24.456996097</dc:date>
    <meta:editing-duration>P27DT15H59M56S</meta:editing-duration>
    <meta:generator>LibreOffice/6.1.5.2$Linux_X86_64 LibreOffice_project/10$Build-2</meta:gener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